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restige Elite Std" svg:font-family="'Prestige Elite Std'" style:font-family-generic="modern" style:font-pitch="fixed"/>
    <style:font-face style:name="Simplified Arabic Fixed" svg:font-family="'Simplified Arabic Fixe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estige Elite" svg:font-family="'Prestige Elit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restige Elite" officeooo:rsid="000bce81" officeooo:paragraph-rsid="000bce81"/>
    </style:style>
    <style:style style:name="P2" style:family="paragraph" style:parent-style-name="Standard">
      <style:text-properties style:font-name="Prestige Elite" officeooo:rsid="000d42ef" officeooo:paragraph-rsid="000f4cd1"/>
    </style:style>
    <style:style style:name="T1" style:family="text">
      <style:text-properties officeooo:rsid="000f4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4/07/2015 </text:p>
      <text:p text:style-name="P1">LERP</text:p>
      <text:p text:style-name="P1">J.M.H.Q</text:p>
      <text:p text:style-name="P1">CCCLXIX</text:p>
      <text:p text:style-name="P1"/>
      <text:p text:style-name="P1"/>
      <text:p text:style-name="P1"/>
      <text:p text:style-name="P1"/>
      <text:p text:style-name="P1"/>
      <text:p text:style-name="P1">LERP (Living Environment Regents Preparation) it's an Android application intended to positively impact New York State students in the Living Environment Regents. <text:tab/>The application must contain the following activities in order to comply with the plan:</text:p>
      <text:p text:style-name="P1"/>
      <text:p text:style-name="P1">1) Links to NYS Living Environment Test Databases.</text:p>
      <text:p text:style-name="P1"/>
      <text:p text:style-name="P1">2) Quizzes to test students performance.</text:p>
      <text:p text:style-name="P1"/>
      <text:p text:style-name="P1">3) Games (Necessary one) that adapt the content that the student must learn in a more approachable and way to learn. **</text:p>
      <text:p text:style-name="P1"/>
      <text:p text:style-name="P1">4) The application must save all the information regarding scores and such, for the teachers to value and for improving clas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ime since the start its unofficial but approximately </text:p>
      <text:p text:style-name="P2">5:30<text:span text:style-name="T1">PM</text:span> // <text:span text:style-name="T1">1:18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restige Elite Std" svg:font-family="'Prestige Elite Std'" style:font-family-generic="modern" style:font-pitch="fixed"/>
    <style:font-face style:name="Simplified Arabic Fixed" svg:font-family="'Simplified Arabic Fixe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estige Elite" svg:font-family="'Prestige Elit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7:15:53.230000000</meta:creation-date>
    <dc:date>2015-04-08T01:18:57.217000000</dc:date>
    <meta:editing-duration>PT7H13M50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11" meta:word-count="108" meta:character-count="685" meta:non-whitespace-character-count="585"/>
  </office:meta>
</office:document-meta>
</file>